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b7fb5" officeooo:paragraph-rsid="001b7f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: Hello sir how are you doing ? </text:p>
      <text:p text:style-name="P1"/>
      <text:p text:style-name="P1">I: I am doing good thank you ?</text:p>
      <text:p text:style-name="P1"/>
      <text:p text:style-name="P1">R: How is your life in canada ?</text:p>
      <text:p text:style-name="P1"/>
      <text:p text:style-name="P1">I: Well it is amazing I have a job but the weather is a bit cold ?</text:p>
      <text:p text:style-name="P1"/>
      <text:p text:style-name="P1">R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06:54:18.350397682</meta:creation-date>
    <meta:generator>LibreOffice/7.5.0.3$Linux_X86_64 LibreOffice_project/50$Build-3</meta:generator>
    <dc:date>2023-02-16T07:02:01.642485902</dc:date>
    <meta:editing-duration>PT7M45S</meta:editing-duration>
    <meta:editing-cycles>1</meta:editing-cycles>
    <meta:document-statistic meta:table-count="0" meta:image-count="0" meta:object-count="0" meta:page-count="1" meta:paragraph-count="5" meta:word-count="42" meta:character-count="162" meta:non-whitespace-character-count="124"/>
  </office:meta>
</office:document-meta>
</file>